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530481AD347D6F9D.png" manifest:media-type="image/png"/>
  <manifest:file-entry manifest:full-path="Pictures/10001239000004F6000004F6F8D29DDA9C08B5C0.svg" manifest:media-type="image/svg+xml"/>
  <manifest:file-entry manifest:full-path="Pictures/10000B3100000D5500000D558D107736354BF6CC.svg" manifest:media-type="image/svg+xml"/>
  <manifest:file-entry manifest:full-path="Pictures/10000B3100000D5500000D55ED50C892BD39CE64.svg" manifest:media-type="image/svg+xml"/>
  <manifest:file-entry manifest:full-path="Pictures/10000201000000300000003085BD9ED9C8A89A87.png" manifest:media-type="image/png"/>
  <manifest:file-entry manifest:full-path="Pictures/1000020100000081000000811278D8FC1411A2CC.png" manifest:media-type="image/png"/>
  <manifest:file-entry manifest:full-path="Pictures/100002010000008100000081F0D03D839B80384E.png" manifest:media-type="image/png"/>
  <manifest:file-entry manifest:full-path="Pictures/10001239000004F6000004F6AB59A685DBBF3EA3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1.736cm" fo:min-width="15.314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6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10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1cm" svg:stroke-color="#acb20c" draw:marker-start-width="0.35cm" draw:marker-end-width="0.35cm" draw:fill="none" draw:textarea-horizontal-align="justify" draw:textarea-vertical-align="middle" draw:auto-grow-height="false" fo:min-height="5.517cm" fo:min-width="2.4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4cm" svg:stroke-color="#acb20c" draw:marker-start-width="0.8cm" draw:marker-end="Arrow" draw:marker-end-width="0.8cm" draw:fill="solid" draw:textarea-vertical-align="middle" fo:padding-top="0.325cm" fo:padding-bottom="0.325cm" fo:padding-left="0.45cm" fo:padding-right="0.45cm"/>
    </style:style>
    <style:style style:name="gr14" style:family="graphic" style:parent-style-name="預設_5f_1">
      <style:graphic-properties svg:stroke-width="0.2cm" svg:stroke-color="#acb20c" draw:marker-start-width="0.5cm" draw:marker-end-width="0.5cm" draw:fill-color="#ffd428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-color="#ffffff" draw:textarea-vertical-align="middle" draw:auto-grow-height="false" fo:min-height="0.699cm" fo:min-width="0.449cm"/>
    </style:style>
    <style:style style:name="gr16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7" style:family="graphic" style:parent-style-name="standard">
      <style:graphic-properties draw:stroke="dash" draw:stroke-dash="Dashed_20__28_var_29_" svg:stroke-width="0.2cm" svg:stroke-color="#999999" draw:marker-start-width="0.5cm" draw:marker-end-width="0.5cm" draw:fill="none" draw:textarea-horizontal-align="justify" draw:textarea-vertical-align="middle" draw:auto-grow-height="false" fo:min-height="3.55cm" fo:min-width="1.9cm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4cm" svg:stroke-color="#999999" draw:marker-start-width="0.8cm" draw:marker-end="Arrow" draw:marker-end-width="0.8cm" draw:fill="solid" draw:textarea-vertical-align="middle" fo:padding-top="0.325cm" fo:padding-bottom="0.325cm" fo:padding-left="0.45cm" fo:padding-right="0.45cm"/>
    </style:style>
    <style:style style:name="gr19" style:family="graphic" style:parent-style-name="standard">
      <style:graphic-properties draw:stroke="dash" draw:stroke-dash="Dashed_20__28_var_29_" svg:stroke-width="0.2cm" svg:stroke-color="#999999" draw:marker-start-width="0.5cm" draw:marker-end-width="0.5cm" draw:fill="none" draw:textarea-horizontal-align="justify" draw:textarea-vertical-align="middle" draw:auto-grow-height="false" fo:min-height="1.415cm" fo:min-width="1.5cm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4cm" svg:stroke-color="#999999" draw:marker-start-width="0.8cm" draw:marker-end="Arrow" draw:marker-end-width="0.8cm" draw:fill="solid" draw:textarea-vertical-align="middle" fo:padding-top="0.325cm" fo:padding-bottom="0.325cm" fo:padding-left="0.45cm" fo:padding-right="0.45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style:font-name="Noto Sans" fo:font-size="12pt" style:font-name-asian="Noto Sans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style:font-name="Noto Sans" fo:font-size="12pt" style:font-name-asian="Noto Sans" style:font-size-asian="12pt" style:font-size-complex="12pt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d428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style:font-size-asian="20pt"/>
    </style:style>
    <style:style style:name="P15" style:family="paragraph">
      <loext:graphic-properties draw:fill="none" draw:fill-color="#ffffff"/>
    </style:style>
    <style:style style:name="T1" style:family="text">
      <style:text-properties style:font-name="Noto Sans" fo:font-size="12pt" style:font-name-asian="Noto San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mit-separately-without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2cm" svg:height="1.2cm" svg:x="19.347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7cm" svg:y="10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7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7cm" svg:y1="10.002cm" svg:x2="19.947cm" svg:y2="9.001cm">
          <text:p/>
        </draw:line>
        <draw:line draw:style-name="gr9" draw:text-style-name="P9" draw:layer="layout" svg:x1="19.947cm" svg:y1="12.001cm" svg:x2="19.947cm" svg:y2="11.202cm">
          <text:p/>
        </draw:line>
        <draw:frame draw:style-name="gr10" draw:text-style-name="P8" draw:layer="layout" svg:width="1.413cm" svg:height="1.415cm" svg:x="8.029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7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7cm" svg:y="9.438cm">
          <draw:text-box>
            <text:p text:style-name="P10">+</text:p>
          </draw:text-box>
        </draw:frame>
        <draw:custom-shape draw:style-name="gr12" draw:text-style-name="P2" draw:layer="layout" svg:width="3cm" svg:height="5.867cm" svg:x="7cm" svg:y="5.133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0.8cm" svg:y1="6.2cm" svg:x2="18.4cm" svg:y2="6.2cm">
          <text:p/>
        </draw:line>
        <draw:g>
          <draw:custom-shape draw:style-name="gr14" draw:text-style-name="P12" draw:layer="layout" svg:width="1.2cm" svg:height="1.2cm" svg:x="19.347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949cm" svg:height="0.949cm" svg:x="19.482cm" svg:y="5.704cm">
            <text:p/>
            <draw:enhanced-geometry draw:glue-point-type="segments" draw:type="mso-spt100" draw:modifiers="-0.226464352341184 -177.9228252348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9" draw:text-style-name="P9" draw:layer="layout" svg:x1="19.947cm" svg:y1="7.801cm" svg:x2="19.947cm" svg:y2="6.8cm">
          <text:p/>
        </draw:lin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mit-separately-with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暫存區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94cm" svg:height="1.94cm" svg:x="13.16cm" svg:y="5.21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frame draw:style-name="gr10" draw:text-style-name="P8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1" draw:text-style-name="P11" draw:layer="layout" svg:width="0.875cm" svg:height="0.962cm" svg:x="13.015cm" svg:y="7.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draw:custom-shape draw:style-name="gr17" draw:text-style-name="P2" draw:layer="layout" svg:width="2.6cm" svg:height="4cm" svg:x="12.8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5.8cm" svg:y1="6.4cm" svg:x2="19cm" svg:y2="6.4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llustrate-stage-file-to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frame draw:style-name="gr4" draw:text-style-name="P2" draw:layer="layout" svg:width="1.94cm" svg:height="1.94cm" svg:x="13.16cm" svg:y="5.171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0">
        <draw:frame draw:style-name="gr4" draw:text-style-name="P2" draw:layer="layout" svg:width="1.94cm" svg:height="1.94cm" svg:x="13.16cm" svg:y="5.171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draw:custom-shape draw:style-name="gr19" draw:text-style-name="P2" draw:layer="layout" svg:width="2.2cm" svg:height="1.865cm" svg:x="7.4cm" svg:y="7.23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0cm" svg:y1="8.2cm" svg:x2="13.2cm" svg:y2="8.2cm">
          <text:p text:style-name="P8"/>
        </draw:line>
        <draw:frame draw:style-name="gr11" draw:text-style-name="P15" draw:layer="layout" svg:width="2.581cm" svg:height="1.805cm" svg:x="10.157cm" svg:y="6cm">
          <draw:text-box>
            <text:p text:style-name="P8">核選<text:line-break/>(Stage)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94cm" svg:height="1.94cm" svg:x="13.16cm" svg:y="5.167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frame draw:style-name="gr10" draw:text-style-name="P8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1" draw:text-style-name="P11" draw:layer="layout" svg:width="0.875cm" svg:height="0.962cm" svg:x="13.015cm" svg:y="7.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19:23:32.402000000</meta:creation-date>
    <meta:generator>LibreOffice/6.3.4.2$Windows_X86_64 LibreOffice_project/60da17e045e08f1793c57c00ba83cdfce946d0aa</meta:generator>
    <dc:date>2020-05-17T20:49:27.383000000</dc:date>
    <meta:editing-duration>PT1H14M57S</meta:editing-duration>
    <meta:editing-cycles>10</meta:editing-cycles>
    <meta:document-statistic meta:object-count="137"/>
  </office:meta>
</office:document-meta>
</file>